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Pictures/2000000E000000DD000000DDB43ABA64C5FC9CAB.svm" manifest:media-type="image/x-svm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1.3pt"/>
    </style:style>
    <style:style style:name="co2" style:family="table-column">
      <style:table-column-properties fo:break-before="auto" style:column-width="39.3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582.29pt" svg:y="48.05pt">
            <draw:object draw:notify-on-update-of-ranges="Sheet1.E3:Sheet1.E1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89.51pt" svg:y="308.52pt">
            <draw:object draw:notify-on-update-of-ranges="Sheet1.B3:Sheet1.B113 Sheet1.E3:Sheet1.E1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-Programm</text:p>
          </table:table-cell>
          <table:table-cell table:style-name="ce1" office:value-type="string" calcext:value-type="string" table:number-columns-spanned="1" table:number-rows-spanned="2">
            <text:p>LOC</text:p>
          </table:table-cell>
          <table:table-cell table:style-name="ce1" office:value-type="string" calcext:value-type="string" table:number-columns-spanned="2" table:number-rows-spanned="1">
            <text:p>Kompilierzeit in ms</text:p>
          </table:table-cell>
          <table:covered-table-cell table:style-name="ce3"/>
          <table:table-cell table:style-name="ce4" office:value-type="string" calcext:value-type="string" table:number-columns-spanned="1" table:number-rows-spanned="2">
            <text:p>Zunahme in %</text:p>
          </table:table-cell>
          <table:table-cell table:number-columns-repeated="2"/>
        </table:table-row>
        <table:table-row table:style-name="ro1">
          <table:covered-table-cell table:number-columns-repeated="2" table:style-name="ce1"/>
          <table:table-cell table:style-name="ce3" office:value-type="string" calcext:value-type="string">
            <text:p>o. obfus</text:p>
          </table:table-cell>
          <table:table-cell table:style-name="ce3" office:value-type="string" calcext:value-type="string">
            <text:p>obfus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ls.c</text:p>
          </table:table-cell>
          <table:table-cell office:value-type="float" office:value="5301" calcext:value-type="float">
            <text:p>5301</text:p>
          </table:table-cell>
          <table:table-cell office:value-type="float" office:value="5898.762" calcext:value-type="float">
            <text:p>5898.762</text:p>
          </table:table-cell>
          <table:table-cell office:value-type="float" office:value="12509.689" calcext:value-type="float">
            <text:p>12509.689</text:p>
          </table:table-cell>
          <table:table-cell office:value-type="float" office:value="112.07" calcext:value-type="float">
            <text:p>112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.c</text:p>
          </table:table-cell>
          <table:table-cell office:value-type="float" office:value="2848" calcext:value-type="float">
            <text:p>2848</text:p>
          </table:table-cell>
          <table:table-cell office:value-type="float" office:value="3908.201" calcext:value-type="float">
            <text:p>3908.201</text:p>
          </table:table-cell>
          <table:table-cell office:value-type="float" office:value="8248.604" calcext:value-type="float">
            <text:p>8248.604</text:p>
          </table:table-cell>
          <table:table-cell office:value-type="float" office:value="111.06" calcext:value-type="float">
            <text:p>111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.c</text:p>
          </table:table-cell>
          <table:table-cell office:value-type="float" office:value="1664" calcext:value-type="float">
            <text:p>1664</text:p>
          </table:table-cell>
          <table:table-cell office:value-type="float" office:value="4839.017" calcext:value-type="float">
            <text:p>4839.017</text:p>
          </table:table-cell>
          <table:table-cell office:value-type="float" office:value="9973.764" calcext:value-type="float">
            <text:p>9973.764</text:p>
          </table:table-cell>
          <table:table-cell office:value-type="float" office:value="106.11" calcext:value-type="float">
            <text:p>106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.c</text:p>
          </table:table-cell>
          <table:table-cell office:value-type="float" office:value="1794" calcext:value-type="float">
            <text:p>1794</text:p>
          </table:table-cell>
          <table:table-cell office:value-type="float" office:value="2610.826" calcext:value-type="float">
            <text:p>2610.826</text:p>
          </table:table-cell>
          <table:table-cell office:value-type="float" office:value="5281.178" calcext:value-type="float">
            <text:p>5281.178</text:p>
          </table:table-cell>
          <table:table-cell office:value-type="float" office:value="102.28" calcext:value-type="float">
            <text:p>102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t.c</text:p>
          </table:table-cell>
          <table:table-cell office:value-type="float" office:value="1030" calcext:value-type="float">
            <text:p>1030</text:p>
          </table:table-cell>
          <table:table-cell office:value-type="float" office:value="1569.809" calcext:value-type="float">
            <text:p>1569.809</text:p>
          </table:table-cell>
          <table:table-cell office:value-type="float" office:value="3172.917" calcext:value-type="float">
            <text:p>3172.917</text:p>
          </table:table-cell>
          <table:table-cell office:value-type="float" office:value="102.12" calcext:value-type="float">
            <text:p>102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.c</text:p>
          </table:table-cell>
          <table:table-cell office:value-type="float" office:value="2486" calcext:value-type="float">
            <text:p>2486</text:p>
          </table:table-cell>
          <table:table-cell office:value-type="float" office:value="2870.096" calcext:value-type="float">
            <text:p>2870.096</text:p>
          </table:table-cell>
          <table:table-cell office:value-type="float" office:value="5758.983" calcext:value-type="float">
            <text:p>5758.983</text:p>
          </table:table-cell>
          <table:table-cell office:value-type="float" office:value="100.65" calcext:value-type="float">
            <text:p>10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.c</text:p>
          </table:table-cell>
          <table:table-cell office:value-type="float" office:value="1982" calcext:value-type="float">
            <text:p>1982</text:p>
          </table:table-cell>
          <table:table-cell office:value-type="float" office:value="2468.157" calcext:value-type="float">
            <text:p>2468.157</text:p>
          </table:table-cell>
          <table:table-cell office:value-type="float" office:value="4933.084" calcext:value-type="float">
            <text:p>4933.084</text:p>
          </table:table-cell>
          <table:table-cell office:value-type="float" office:value="99.87" calcext:value-type="float">
            <text:p>99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.c</text:p>
          </table:table-cell>
          <table:table-cell office:value-type="float" office:value="1223" calcext:value-type="float">
            <text:p>1223</text:p>
          </table:table-cell>
          <table:table-cell office:value-type="float" office:value="1171.575" calcext:value-type="float">
            <text:p>1171.575</text:p>
          </table:table-cell>
          <table:table-cell office:value-type="float" office:value="2254.311" calcext:value-type="float">
            <text:p>2254.311</text:p>
          </table:table-cell>
          <table:table-cell office:value-type="float" office:value="92.42" calcext:value-type="float">
            <text:p>92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.c</text:p>
          </table:table-cell>
          <table:table-cell office:value-type="float" office:value="1200" calcext:value-type="float">
            <text:p>1200</text:p>
          </table:table-cell>
          <table:table-cell office:value-type="float" office:value="1832.134" calcext:value-type="float">
            <text:p>1832.134</text:p>
          </table:table-cell>
          <table:table-cell office:value-type="float" office:value="3505.133" calcext:value-type="float">
            <text:p>3505.133</text:p>
          </table:table-cell>
          <table:table-cell office:value-type="float" office:value="91.31" calcext:value-type="float">
            <text:p>91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.c</text:p>
          </table:table-cell>
          <table:table-cell office:value-type="float" office:value="4780" calcext:value-type="float">
            <text:p>4780</text:p>
          </table:table-cell>
          <table:table-cell office:value-type="float" office:value="7241.942" calcext:value-type="float">
            <text:p>7241.942</text:p>
          </table:table-cell>
          <table:table-cell office:value-type="float" office:value="13667.435" calcext:value-type="float">
            <text:p>13667.435</text:p>
          </table:table-cell>
          <table:table-cell office:value-type="float" office:value="88.73" calcext:value-type="float">
            <text:p>88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.c</text:p>
          </table:table-cell>
          <table:table-cell office:value-type="float" office:value="1668" calcext:value-type="float">
            <text:p>1668</text:p>
          </table:table-cell>
          <table:table-cell office:value-type="float" office:value="2328.605" calcext:value-type="float">
            <text:p>2328.605</text:p>
          </table:table-cell>
          <table:table-cell office:value-type="float" office:value="4350.668" calcext:value-type="float">
            <text:p>4350.668</text:p>
          </table:table-cell>
          <table:table-cell office:value-type="float" office:value="86.84" calcext:value-type="float">
            <text:p>86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ty.c</text:p>
          </table:table-cell>
          <table:table-cell office:value-type="float" office:value="2336" calcext:value-type="float">
            <text:p>2336</text:p>
          </table:table-cell>
          <table:table-cell office:value-type="float" office:value="2284.965" calcext:value-type="float">
            <text:p>2284.965</text:p>
          </table:table-cell>
          <table:table-cell office:value-type="float" office:value="4259.591" calcext:value-type="float">
            <text:p>4259.591</text:p>
          </table:table-cell>
          <table:table-cell office:value-type="float" office:value="86.42" calcext:value-type="float">
            <text:p>86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it.c</text:p>
          </table:table-cell>
          <table:table-cell office:value-type="float" office:value="1527" calcext:value-type="float">
            <text:p>1527</text:p>
          </table:table-cell>
          <table:table-cell office:value-type="float" office:value="1892.121" calcext:value-type="float">
            <text:p>1892.121</text:p>
          </table:table-cell>
          <table:table-cell office:value-type="float" office:value="3518.282" calcext:value-type="float">
            <text:p>3518.282</text:p>
          </table:table-cell>
          <table:table-cell office:value-type="float" office:value="85.94" calcext:value-type="float">
            <text:p>85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.c</text:p>
          </table:table-cell>
          <table:table-cell office:value-type="float" office:value="859" calcext:value-type="float">
            <text:p>859</text:p>
          </table:table-cell>
          <table:table-cell office:value-type="float" office:value="1233.56" calcext:value-type="float">
            <text:p>1233.56</text:p>
          </table:table-cell>
          <table:table-cell office:value-type="float" office:value="2288.209" calcext:value-type="float">
            <text:p>2288.209</text:p>
          </table:table-cell>
          <table:table-cell office:value-type="float" office:value="85.5" calcext:value-type="float">
            <text:p>8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f.c</text:p>
          </table:table-cell>
          <table:table-cell office:value-type="float" office:value="716" calcext:value-type="float">
            <text:p>716</text:p>
          </table:table-cell>
          <table:table-cell office:value-type="float" office:value="1190.383" calcext:value-type="float">
            <text:p>1190.383</text:p>
          </table:table-cell>
          <table:table-cell office:value-type="float" office:value="2206.237" calcext:value-type="float">
            <text:p>2206.237</text:p>
          </table:table-cell>
          <table:table-cell office:value-type="float" office:value="85.34" calcext:value-type="float">
            <text:p>85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te.c</text:p>
          </table:table-cell>
          <table:table-cell office:value-type="float" office:value="531" calcext:value-type="float">
            <text:p>531</text:p>
          </table:table-cell>
          <table:table-cell office:value-type="float" office:value="958.964" calcext:value-type="float">
            <text:p>958.964</text:p>
          </table:table-cell>
          <table:table-cell office:value-type="float" office:value="1764.164" calcext:value-type="float">
            <text:p>1764.164</text:p>
          </table:table-cell>
          <table:table-cell office:value-type="float" office:value="83.97" calcext:value-type="float">
            <text:p>83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x.c</text:p>
          </table:table-cell>
          <table:table-cell office:value-type="float" office:value="2149" calcext:value-type="float">
            <text:p>2149</text:p>
          </table:table-cell>
          <table:table-cell office:value-type="float" office:value="4116.591" calcext:value-type="float">
            <text:p>4116.591</text:p>
          </table:table-cell>
          <table:table-cell office:value-type="float" office:value="7453.324" calcext:value-type="float">
            <text:p>7453.324</text:p>
          </table:table-cell>
          <table:table-cell office:value-type="float" office:value="81.06" calcext:value-type="float">
            <text:p>81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fmt.c</text:p>
          </table:table-cell>
          <table:table-cell office:value-type="float" office:value="1652" calcext:value-type="float">
            <text:p>1652</text:p>
          </table:table-cell>
          <table:table-cell office:value-type="float" office:value="2146.781" calcext:value-type="float">
            <text:p>2146.781</text:p>
          </table:table-cell>
          <table:table-cell office:value-type="float" office:value="3883.428" calcext:value-type="float">
            <text:p>3883.428</text:p>
          </table:table-cell>
          <table:table-cell office:value-type="float" office:value="80.9" calcext:value-type="float">
            <text:p>8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l.c</text:p>
          </table:table-cell>
          <table:table-cell office:value-type="float" office:value="2507" calcext:value-type="float">
            <text:p>2507</text:p>
          </table:table-cell>
          <table:table-cell office:value-type="float" office:value="3638.277" calcext:value-type="float">
            <text:p>3638.277</text:p>
          </table:table-cell>
          <table:table-cell office:value-type="float" office:value="6574.06" calcext:value-type="float">
            <text:p>6574.06</text:p>
          </table:table-cell>
          <table:table-cell office:value-type="float" office:value="80.69" calcext:value-type="float">
            <text:p>8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.c</text:p>
          </table:table-cell>
          <table:table-cell office:value-type="float" office:value="1909" calcext:value-type="float">
            <text:p>1909</text:p>
          </table:table-cell>
          <table:table-cell office:value-type="float" office:value="2453.173" calcext:value-type="float">
            <text:p>2453.173</text:p>
          </table:table-cell>
          <table:table-cell office:value-type="float" office:value="4411.513" calcext:value-type="float">
            <text:p>4411.513</text:p>
          </table:table-cell>
          <table:table-cell office:value-type="float" office:value="79.83" calcext:value-type="float">
            <text:p>79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.c</text:p>
          </table:table-cell>
          <table:table-cell office:value-type="float" office:value="1060" calcext:value-type="float">
            <text:p>1060</text:p>
          </table:table-cell>
          <table:table-cell office:value-type="float" office:value="1123.493" calcext:value-type="float">
            <text:p>1123.493</text:p>
          </table:table-cell>
          <table:table-cell office:value-type="float" office:value="2020.147" calcext:value-type="float">
            <text:p>2020.147</text:p>
          </table:table-cell>
          <table:table-cell office:value-type="float" office:value="79.81" calcext:value-type="float">
            <text:p>79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ho.c</text:p>
          </table:table-cell>
          <table:table-cell office:value-type="float" office:value="273" calcext:value-type="float">
            <text:p>273</text:p>
          </table:table-cell>
          <table:table-cell office:value-type="float" office:value="661.289" calcext:value-type="float">
            <text:p>661.289</text:p>
          </table:table-cell>
          <table:table-cell office:value-type="float" office:value="1156.232" calcext:value-type="float">
            <text:p>1156.232</text:p>
          </table:table-cell>
          <table:table-cell office:value-type="float" office:value="74.85" calcext:value-type="float">
            <text:p>74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.c</text:p>
          </table:table-cell>
          <table:table-cell office:value-type="float" office:value="619" calcext:value-type="float">
            <text:p>619</text:p>
          </table:table-cell>
          <table:table-cell office:value-type="float" office:value="842.7" calcext:value-type="float">
            <text:p>842.7</text:p>
          </table:table-cell>
          <table:table-cell office:value-type="float" office:value="1465.281" calcext:value-type="float">
            <text:p>1465.281</text:p>
          </table:table-cell>
          <table:table-cell office:value-type="float" office:value="73.88" calcext:value-type="float">
            <text:p>7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ed.c</text:p>
          </table:table-cell>
          <table:table-cell office:value-type="float" office:value="1313" calcext:value-type="float">
            <text:p>1313</text:p>
          </table:table-cell>
          <table:table-cell office:value-type="float" office:value="1545.136" calcext:value-type="float">
            <text:p>1545.136</text:p>
          </table:table-cell>
          <table:table-cell office:value-type="float" office:value="2673.403" calcext:value-type="float">
            <text:p>2673.403</text:p>
          </table:table-cell>
          <table:table-cell office:value-type="float" office:value="73.02" calcext:value-type="float">
            <text:p>73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q.c</text:p>
          </table:table-cell>
          <table:table-cell office:value-type="float" office:value="676" calcext:value-type="float">
            <text:p>676</text:p>
          </table:table-cell>
          <table:table-cell office:value-type="float" office:value="1026.921" calcext:value-type="float">
            <text:p>1026.921</text:p>
          </table:table-cell>
          <table:table-cell office:value-type="float" office:value="1764.227" calcext:value-type="float">
            <text:p>1764.227</text:p>
          </table:table-cell>
          <table:table-cell office:value-type="float" office:value="71.8" calcext:value-type="float">
            <text:p>71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.c</text:p>
          </table:table-cell>
          <table:table-cell office:value-type="float" office:value="707" calcext:value-type="float">
            <text:p>707</text:p>
          </table:table-cell>
          <table:table-cell office:value-type="float" office:value="1138.273" calcext:value-type="float">
            <text:p>1138.273</text:p>
          </table:table-cell>
          <table:table-cell office:value-type="float" office:value="1948.262" calcext:value-type="float">
            <text:p>1948.262</text:p>
          </table:table-cell>
          <table:table-cell office:value-type="float" office:value="71.16" calcext:value-type="float">
            <text:p>71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.c</text:p>
          </table:table-cell>
          <table:table-cell office:value-type="float" office:value="1140" calcext:value-type="float">
            <text:p>1140</text:p>
          </table:table-cell>
          <table:table-cell office:value-type="float" office:value="1573.762" calcext:value-type="float">
            <text:p>1573.762</text:p>
          </table:table-cell>
          <table:table-cell office:value-type="float" office:value="2693.424" calcext:value-type="float">
            <text:p>2693.424</text:p>
          </table:table-cell>
          <table:table-cell office:value-type="float" office:value="71.15" calcext:value-type="float">
            <text:p>71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wn-core.c</text:p>
          </table:table-cell>
          <table:table-cell office:value-type="float" office:value="556" calcext:value-type="float">
            <text:p>556</text:p>
          </table:table-cell>
          <table:table-cell office:value-type="float" office:value="948.41" calcext:value-type="float">
            <text:p>948.41</text:p>
          </table:table-cell>
          <table:table-cell office:value-type="float" office:value="1620.097" calcext:value-type="float">
            <text:p>1620.097</text:p>
          </table:table-cell>
          <table:table-cell office:value-type="float" office:value="70.82" calcext:value-type="float">
            <text:p>7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ove.c</text:p>
          </table:table-cell>
          <table:table-cell office:value-type="float" office:value="587" calcext:value-type="float">
            <text:p>587</text:p>
          </table:table-cell>
          <table:table-cell office:value-type="float" office:value="886.528" calcext:value-type="float">
            <text:p>886.528</text:p>
          </table:table-cell>
          <table:table-cell office:value-type="float" office:value="1497.206" calcext:value-type="float">
            <text:p>1497.206</text:p>
          </table:table-cell>
          <table:table-cell office:value-type="float" office:value="68.88" calcext:value-type="float">
            <text:p>68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-fields.c</text:p>
          </table:table-cell>
          <table:table-cell office:value-type="float" office:value="321" calcext:value-type="float">
            <text:p>321</text:p>
          </table:table-cell>
          <table:table-cell office:value-type="float" office:value="760.789" calcext:value-type="float">
            <text:p>760.789</text:p>
          </table:table-cell>
          <table:table-cell office:value-type="float" office:value="1273.076" calcext:value-type="float">
            <text:p>1273.076</text:p>
          </table:table-cell>
          <table:table-cell office:value-type="float" office:value="67.34" calcext:value-type="float">
            <text:p>67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oot.c</text:p>
          </table:table-cell>
          <table:table-cell office:value-type="float" office:value="431" calcext:value-type="float">
            <text:p>431</text:p>
          </table:table-cell>
          <table:table-cell office:value-type="float" office:value="770.912" calcext:value-type="float">
            <text:p>770.912</text:p>
          </table:table-cell>
          <table:table-cell office:value-type="float" office:value="1286.025" calcext:value-type="float">
            <text:p>1286.025</text:p>
          </table:table-cell>
          <table:table-cell office:value-type="float" office:value="66.82" calcext:value-type="float">
            <text:p>66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.c</text:p>
          </table:table-cell>
          <table:table-cell office:value-type="float" office:value="768" calcext:value-type="float">
            <text:p>768</text:p>
          </table:table-cell>
          <table:table-cell office:value-type="float" office:value="1009.454" calcext:value-type="float">
            <text:p>1009.454</text:p>
          </table:table-cell>
          <table:table-cell office:value-type="float" office:value="1681.745" calcext:value-type="float">
            <text:p>1681.745</text:p>
          </table:table-cell>
          <table:table-cell office:value-type="float" office:value="66.6" calcext:value-type="float">
            <text:p>6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and-common.c</text:p>
          </table:table-cell>
          <table:table-cell office:value-type="float" office:value="401" calcext:value-type="float">
            <text:p>401</text:p>
          </table:table-cell>
          <table:table-cell office:value-type="float" office:value="679.927" calcext:value-type="float">
            <text:p>679.927</text:p>
          </table:table-cell>
          <table:table-cell office:value-type="float" office:value="1132.529" calcext:value-type="float">
            <text:p>1132.529</text:p>
          </table:table-cell>
          <table:table-cell office:value-type="float" office:value="66.57" calcext:value-type="float">
            <text:p>66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ky.c</text:p>
          </table:table-cell>
          <table:table-cell office:value-type="float" office:value="603" calcext:value-type="float">
            <text:p>603</text:p>
          </table:table-cell>
          <table:table-cell office:value-type="float" office:value="1013.673" calcext:value-type="float">
            <text:p>1013.673</text:p>
          </table:table-cell>
          <table:table-cell office:value-type="float" office:value="1687.97" calcext:value-type="float">
            <text:p>1687.97</text:p>
          </table:table-cell>
          <table:table-cell office:value-type="float" office:value="66.52" calcext:value-type="float">
            <text:p>66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.c</text:p>
          </table:table-cell>
          <table:table-cell office:value-type="float" office:value="836" calcext:value-type="float">
            <text:p>836</text:p>
          </table:table-cell>
          <table:table-cell office:value-type="float" office:value="1259.997" calcext:value-type="float">
            <text:p>1259.997</text:p>
          </table:table-cell>
          <table:table-cell office:value-type="float" office:value="2084.34" calcext:value-type="float">
            <text:p>2084.34</text:p>
          </table:table-cell>
          <table:table-cell office:value-type="float" office:value="65.42" calcext:value-type="float">
            <text:p>65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.c</text:p>
          </table:table-cell>
          <table:table-cell office:value-type="float" office:value="610" calcext:value-type="float">
            <text:p>610</text:p>
          </table:table-cell>
          <table:table-cell office:value-type="float" office:value="1189.054" calcext:value-type="float">
            <text:p>1189.054</text:p>
          </table:table-cell>
          <table:table-cell office:value-type="float" office:value="1937.116" calcext:value-type="float">
            <text:p>1937.116</text:p>
          </table:table-cell>
          <table:table-cell office:value-type="float" office:value="62.91" calcext:value-type="float">
            <text:p>62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con.c</text:p>
          </table:table-cell>
          <table:table-cell office:value-type="float" office:value="588" calcext:value-type="float">
            <text:p>588</text:p>
          </table:table-cell>
          <table:table-cell office:value-type="float" office:value="866.579" calcext:value-type="float">
            <text:p>866.579</text:p>
          </table:table-cell>
          <table:table-cell office:value-type="float" office:value="1404.588" calcext:value-type="float">
            <text:p>1404.588</text:p>
          </table:table-cell>
          <table:table-cell office:value-type="float" office:value="62.08" calcext:value-type="float">
            <text:p>62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path.c</text:p>
          </table:table-cell>
          <table:table-cell office:value-type="float" office:value="279" calcext:value-type="float">
            <text:p>279</text:p>
          </table:table-cell>
          <table:table-cell office:value-type="float" office:value="675.983" calcext:value-type="float">
            <text:p>675.983</text:p>
          </table:table-cell>
          <table:table-cell office:value-type="float" office:value="1094.192" calcext:value-type="float">
            <text:p>1094.192</text:p>
          </table:table-cell>
          <table:table-cell office:value-type="float" office:value="61.87" calcext:value-type="float">
            <text:p>61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colors.c</text:p>
          </table:table-cell>
          <table:table-cell office:value-type="float" office:value="510" calcext:value-type="float">
            <text:p>510</text:p>
          </table:table-cell>
          <table:table-cell office:value-type="float" office:value="994.671" calcext:value-type="float">
            <text:p>994.671</text:p>
          </table:table-cell>
          <table:table-cell office:value-type="float" office:value="1602.448" calcext:value-type="float">
            <text:p>1602.448</text:p>
          </table:table-cell>
          <table:table-cell office:value-type="float" office:value="61.1" calcext:value-type="float">
            <text:p>6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me.c</text:p>
          </table:table-cell>
          <table:table-cell office:value-type="float" office:value="377" calcext:value-type="float">
            <text:p>377</text:p>
          </table:table-cell>
          <table:table-cell office:value-type="float" office:value="621.165" calcext:value-type="float">
            <text:p>621.165</text:p>
          </table:table-cell>
          <table:table-cell office:value-type="float" office:value="995.382" calcext:value-type="float">
            <text:p>995.382</text:p>
          </table:table-cell>
          <table:table-cell office:value-type="float" office:value="60.24" calcext:value-type="float">
            <text:p>6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.c</text:p>
          </table:table-cell>
          <table:table-cell office:value-type="float" office:value="596" calcext:value-type="float">
            <text:p>596</text:p>
          </table:table-cell>
          <table:table-cell office:value-type="float" office:value="896.111" calcext:value-type="float">
            <text:p>896.111</text:p>
          </table:table-cell>
          <table:table-cell office:value-type="float" office:value="1427.812" calcext:value-type="float">
            <text:p>1427.812</text:p>
          </table:table-cell>
          <table:table-cell office:value-type="float" office:value="59.33" calcext:value-type="float">
            <text:p>59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limits.c</text:p>
          </table:table-cell>
          <table:table-cell office:value-type="float" office:value="173" calcext:value-type="float">
            <text:p>173</text:p>
          </table:table-cell>
          <table:table-cell office:value-type="float" office:value="1011.3" calcext:value-type="float">
            <text:p>1011.3</text:p>
          </table:table-cell>
          <table:table-cell office:value-type="float" office:value="1607.138" calcext:value-type="float">
            <text:p>1607.138</text:p>
          </table:table-cell>
          <table:table-cell office:value-type="float" office:value="58.92" calcext:value-type="float">
            <text:p>58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.c</text:p>
          </table:table-cell>
          <table:table-cell office:value-type="float" office:value="714" calcext:value-type="float">
            <text:p>714</text:p>
          </table:table-cell>
          <table:table-cell office:value-type="float" office:value="1019.02" calcext:value-type="float">
            <text:p>1019.02</text:p>
          </table:table-cell>
          <table:table-cell office:value-type="float" office:value="1615.699" calcext:value-type="float">
            <text:p>1615.699</text:p>
          </table:table-cell>
          <table:table-cell office:value-type="float" office:value="58.55" calcext:value-type="float">
            <text:p>5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.c</text:p>
          </table:table-cell>
          <table:table-cell office:value-type="float" office:value="500" calcext:value-type="float">
            <text:p>500</text:p>
          </table:table-cell>
          <table:table-cell office:value-type="float" office:value="945.942" calcext:value-type="float">
            <text:p>945.942</text:p>
          </table:table-cell>
          <table:table-cell office:value-type="float" office:value="1497.497" calcext:value-type="float">
            <text:p>1497.497</text:p>
          </table:table-cell>
          <table:table-cell office:value-type="float" office:value="58.31" calcext:value-type="float">
            <text:p>58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.c</text:p>
          </table:table-cell>
          <table:table-cell office:value-type="float" office:value="441" calcext:value-type="float">
            <text:p>441</text:p>
          </table:table-cell>
          <table:table-cell office:value-type="float" office:value="798.337" calcext:value-type="float">
            <text:p>798.337</text:p>
          </table:table-cell>
          <table:table-cell office:value-type="float" office:value="1261.222" calcext:value-type="float">
            <text:p>1261.222</text:p>
          </table:table-cell>
          <table:table-cell office:value-type="float" office:value="57.98" calcext:value-type="float">
            <text:p>57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ch.c</text:p>
          </table:table-cell>
          <table:table-cell office:value-type="float" office:value="439" calcext:value-type="float">
            <text:p>439</text:p>
          </table:table-cell>
          <table:table-cell office:value-type="float" office:value="729.144" calcext:value-type="float">
            <text:p>729.144</text:p>
          </table:table-cell>
          <table:table-cell office:value-type="float" office:value="1143.954" calcext:value-type="float">
            <text:p>1143.954</text:p>
          </table:table-cell>
          <table:table-cell office:value-type="float" office:value="56.89" calcext:value-type="float">
            <text:p>56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.c</text:p>
          </table:table-cell>
          <table:table-cell office:value-type="float" office:value="1095" calcext:value-type="float">
            <text:p>1095</text:p>
          </table:table-cell>
          <table:table-cell office:value-type="float" office:value="2020.768" calcext:value-type="float">
            <text:p>2020.768</text:p>
          </table:table-cell>
          <table:table-cell office:value-type="float" office:value="3152.906" calcext:value-type="float">
            <text:p>3152.906</text:p>
          </table:table-cell>
          <table:table-cell office:value-type="float" office:value="56.03" calcext:value-type="float">
            <text:p>56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mod.c</text:p>
          </table:table-cell>
          <table:table-cell office:value-type="float" office:value="571" calcext:value-type="float">
            <text:p>571</text:p>
          </table:table-cell>
          <table:table-cell office:value-type="float" office:value="892.371" calcext:value-type="float">
            <text:p>892.371</text:p>
          </table:table-cell>
          <table:table-cell office:value-type="float" office:value="1392.163" calcext:value-type="float">
            <text:p>1392.163</text:p>
          </table:table-cell>
          <table:table-cell office:value-type="float" office:value="56.01" calcext:value-type="float">
            <text:p>56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ort.c</text:p>
          </table:table-cell>
          <table:table-cell office:value-type="float" office:value="569" calcext:value-type="float">
            <text:p>569</text:p>
          </table:table-cell>
          <table:table-cell office:value-type="float" office:value="965.612" calcext:value-type="float">
            <text:p>965.612</text:p>
          </table:table-cell>
          <table:table-cell office:value-type="float" office:value="1505.545" calcext:value-type="float">
            <text:p>1505.545</text:p>
          </table:table-cell>
          <table:table-cell office:value-type="float" office:value="55.92" calcext:value-type="float">
            <text:p>55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ncate.c</text:p>
          </table:table-cell>
          <table:table-cell office:value-type="float" office:value="400" calcext:value-type="float">
            <text:p>400</text:p>
          </table:table-cell>
          <table:table-cell office:value-type="float" office:value="766.696" calcext:value-type="float">
            <text:p>766.696</text:p>
          </table:table-cell>
          <table:table-cell office:value-type="float" office:value="1192.014" calcext:value-type="float">
            <text:p>1192.014</text:p>
          </table:table-cell>
          <table:table-cell office:value-type="float" office:value="55.47" calcext:value-type="float">
            <text:p>55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buf.c</text:p>
          </table:table-cell>
          <table:table-cell office:value-type="float" office:value="394" calcext:value-type="float">
            <text:p>394</text:p>
          </table:table-cell>
          <table:table-cell office:value-type="float" office:value="759.218" calcext:value-type="float">
            <text:p>759.218</text:p>
          </table:table-cell>
          <table:table-cell office:value-type="float" office:value="1179.323" calcext:value-type="float">
            <text:p>1179.323</text:p>
          </table:table-cell>
          <table:table-cell office:value-type="float" office:value="55.33" calcext:value-type="float">
            <text:p>55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bracket.c</text:p>
          </table:table-cell>
          <table:table-cell office:value-type="float" office:value="3" calcext:value-type="float">
            <text:p>3</text:p>
          </table:table-cell>
          <table:table-cell office:value-type="float" office:value="1329.714" calcext:value-type="float">
            <text:p>1329.714</text:p>
          </table:table-cell>
          <table:table-cell office:value-type="float" office:value="2063.382" calcext:value-type="float">
            <text:p>2063.382</text:p>
          </table:table-cell>
          <table:table-cell office:value-type="float" office:value="55.17" calcext:value-type="float">
            <text:p>55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uf.c</text:p>
          </table:table-cell>
          <table:table-cell office:value-type="float" office:value="611" calcext:value-type="float">
            <text:p>611</text:p>
          </table:table-cell>
          <table:table-cell office:value-type="float" office:value="1113.522" calcext:value-type="float">
            <text:p>1113.522</text:p>
          </table:table-cell>
          <table:table-cell office:value-type="float" office:value="1722.862" calcext:value-type="float">
            <text:p>1722.862</text:p>
          </table:table-cell>
          <table:table-cell office:value-type="float" office:value="54.72" calcext:value-type="float">
            <text:p>54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c</text:p>
          </table:table-cell>
          <table:table-cell office:value-type="float" office:value="886" calcext:value-type="float">
            <text:p>886</text:p>
          </table:table-cell>
          <table:table-cell office:value-type="float" office:value="1313.63" calcext:value-type="float">
            <text:p>1313.63</text:p>
          </table:table-cell>
          <table:table-cell office:value-type="float" office:value="2016.128" calcext:value-type="float">
            <text:p>2016.128</text:p>
          </table:table-cell>
          <table:table-cell office:value-type="float" office:value="53.48" calcext:value-type="float">
            <text:p>53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out.c</text:p>
          </table:table-cell>
          <table:table-cell office:value-type="float" office:value="549" calcext:value-type="float">
            <text:p>549</text:p>
          </table:table-cell>
          <table:table-cell office:value-type="float" office:value="683.263" calcext:value-type="float">
            <text:p>683.263</text:p>
          </table:table-cell>
          <table:table-cell office:value-type="float" office:value="1040.721" calcext:value-type="float">
            <text:p>1040.721</text:p>
          </table:table-cell>
          <table:table-cell office:value-type="float" office:value="52.32" calcext:value-type="float">
            <text:p>5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emp.c</text:p>
          </table:table-cell>
          <table:table-cell office:value-type="float" office:value="351" calcext:value-type="float">
            <text:p>351</text:p>
          </table:table-cell>
          <table:table-cell office:value-type="float" office:value="671.307" calcext:value-type="float">
            <text:p>671.307</text:p>
          </table:table-cell>
          <table:table-cell office:value-type="float" office:value="1020.151" calcext:value-type="float">
            <text:p>1020.151</text:p>
          </table:table-cell>
          <table:table-cell office:value-type="float" office:value="51.96" calcext:value-type="float">
            <text:p>5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d.c</text:p>
          </table:table-cell>
          <table:table-cell office:value-type="float" office:value="395" calcext:value-type="float">
            <text:p>395</text:p>
          </table:table-cell>
          <table:table-cell office:value-type="float" office:value="799.193" calcext:value-type="float">
            <text:p>799.193</text:p>
          </table:table-cell>
          <table:table-cell office:value-type="float" office:value="1213.465" calcext:value-type="float">
            <text:p>1213.465</text:p>
          </table:table-cell>
          <table:table-cell office:value-type="float" office:value="51.84" calcext:value-type="float">
            <text:p>51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.c</text:p>
          </table:table-cell>
          <table:table-cell office:value-type="float" office:value="274" calcext:value-type="float">
            <text:p>274</text:p>
          </table:table-cell>
          <table:table-cell office:value-type="float" office:value="666.789" calcext:value-type="float">
            <text:p>666.789</text:p>
          </table:table-cell>
          <table:table-cell office:value-type="float" office:value="1009.495" calcext:value-type="float">
            <text:p>1009.495</text:p>
          </table:table-cell>
          <table:table-cell office:value-type="float" office:value="51.4" calcext:value-type="float">
            <text:p>51.4</text:p>
          </table:table-cell>
          <table:table-cell/>
          <table:table-cell office:value-type="string" calcext:value-type="string">
            <text:p>Anzahl Funktionen (aber wenn, dann nur grob, weil größe der funktionen)</text:p>
          </table:table-cell>
        </table:table-row>
        <table:table-row table:style-name="ro1">
          <table:table-cell office:value-type="string" calcext:value-type="string">
            <text:p>date.c</text:p>
          </table:table-cell>
          <table:table-cell office:value-type="float" office:value="604" calcext:value-type="float">
            <text:p>604</text:p>
          </table:table-cell>
          <table:table-cell office:value-type="float" office:value="784.181" calcext:value-type="float">
            <text:p>784.181</text:p>
          </table:table-cell>
          <table:table-cell office:value-type="float" office:value="1176.253" calcext:value-type="float">
            <text:p>1176.25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uch rekursive Funktionen nicht eingerechnet</text:p>
          </table:table-cell>
        </table:table-row>
        <table:table-row table:style-name="ro1">
          <table:table-cell office:value-type="string" calcext:value-type="string">
            <text:p>fold.c</text:p>
          </table:table-cell>
          <table:table-cell office:value-type="float" office:value="310" calcext:value-type="float">
            <text:p>310</text:p>
          </table:table-cell>
          <table:table-cell office:value-type="float" office:value="770.671" calcext:value-type="float">
            <text:p>770.671</text:p>
          </table:table-cell>
          <table:table-cell office:value-type="float" office:value="1155.217" calcext:value-type="float">
            <text:p>1155.217</text:p>
          </table:table-cell>
          <table:table-cell office:value-type="float" office:value="49.9" calcext:value-type="float">
            <text:p>4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expand.c</text:p>
          </table:table-cell>
          <table:table-cell office:value-type="float" office:value="327" calcext:value-type="float">
            <text:p>327</text:p>
          </table:table-cell>
          <table:table-cell office:value-type="float" office:value="710.6" calcext:value-type="float">
            <text:p>710.6</text:p>
          </table:table-cell>
          <table:table-cell office:value-type="float" office:value="1055.864" calcext:value-type="float">
            <text:p>1055.864</text:p>
          </table:table-cell>
          <table:table-cell office:value-type="float" office:value="48.59" calcext:value-type="float">
            <text:p>48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l.c</text:p>
          </table:table-cell>
          <table:table-cell office:value-type="float" office:value="315" calcext:value-type="float">
            <text:p>315</text:p>
          </table:table-cell>
          <table:table-cell office:value-type="float" office:value="709.001" calcext:value-type="float">
            <text:p>709.001</text:p>
          </table:table-cell>
          <table:table-cell office:value-type="float" office:value="1050.391" calcext:value-type="float">
            <text:p>1050.391</text:p>
          </table:table-cell>
          <table:table-cell office:value-type="float" office:value="48.15" calcext:value-type="float">
            <text:p>4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.c</text:p>
          </table:table-cell>
          <table:table-cell office:value-type="float" office:value="494" calcext:value-type="float">
            <text:p>494</text:p>
          </table:table-cell>
          <table:table-cell office:value-type="float" office:value="741.931" calcext:value-type="float">
            <text:p>741.931</text:p>
          </table:table-cell>
          <table:table-cell office:value-type="float" office:value="1093.017" calcext:value-type="float">
            <text:p>1093.017</text:p>
          </table:table-cell>
          <table:table-cell office:value-type="float" office:value="47.32" calcext:value-type="float">
            <text:p>47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.c</text:p>
          </table:table-cell>
          <table:table-cell office:value-type="float" office:value="3020" calcext:value-type="float">
            <text:p>3020</text:p>
          </table:table-cell>
          <table:table-cell office:value-type="float" office:value="2633.619" calcext:value-type="float">
            <text:p>2633.619</text:p>
          </table:table-cell>
          <table:table-cell office:value-type="float" office:value="3867.263" calcext:value-type="float">
            <text:p>3867.263</text:p>
          </table:table-cell>
          <table:table-cell office:value-type="float" office:value="46.84" calcext:value-type="float">
            <text:p>46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.c</text:p>
          </table:table-cell>
          <table:table-cell office:value-type="float" office:value="358" calcext:value-type="float">
            <text:p>358</text:p>
          </table:table-cell>
          <table:table-cell office:value-type="float" office:value="608.709" calcext:value-type="float">
            <text:p>608.709</text:p>
          </table:table-cell>
          <table:table-cell office:value-type="float" office:value="878.292" calcext:value-type="float">
            <text:p>878.292</text:p>
          </table:table-cell>
          <table:table-cell office:value-type="float" office:value="44.29" calcext:value-type="float">
            <text:p>44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dir.c</text:p>
          </table:table-cell>
          <table:table-cell office:value-type="float" office:value="252" calcext:value-type="float">
            <text:p>252</text:p>
          </table:table-cell>
          <table:table-cell office:value-type="float" office:value="596.196" calcext:value-type="float">
            <text:p>596.196</text:p>
          </table:table-cell>
          <table:table-cell office:value-type="float" office:value="855.503" calcext:value-type="float">
            <text:p>855.503</text:p>
          </table:table-cell>
          <table:table-cell office:value-type="float" office:value="43.49" calcext:value-type="float">
            <text:p>43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chk.c</text:p>
          </table:table-cell>
          <table:table-cell office:value-type="float" office:value="423" calcext:value-type="float">
            <text:p>423</text:p>
          </table:table-cell>
          <table:table-cell office:value-type="float" office:value="742.049" calcext:value-type="float">
            <text:p>742.049</text:p>
          </table:table-cell>
          <table:table-cell office:value-type="float" office:value="1059.264" calcext:value-type="float">
            <text:p>1059.264</text:p>
          </table:table-cell>
          <table:table-cell office:value-type="float" office:value="42.75" calcext:value-type="float">
            <text:p>4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and.c</text:p>
          </table:table-cell>
          <table:table-cell office:value-type="float" office:value="239" calcext:value-type="float">
            <text:p>239</text:p>
          </table:table-cell>
          <table:table-cell office:value-type="float" office:value="634.45" calcext:value-type="float">
            <text:p>634.45</text:p>
          </table:table-cell>
          <table:table-cell office:value-type="float" office:value="899.96" calcext:value-type="float">
            <text:p>899.96</text:p>
          </table:table-cell>
          <table:table-cell office:value-type="float" office:value="41.85" calcext:value-type="float">
            <text:p>4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nod.c</text:p>
          </table:table-cell>
          <table:table-cell office:value-type="float" office:value="276" calcext:value-type="float">
            <text:p>276</text:p>
          </table:table-cell>
          <table:table-cell office:value-type="float" office:value="634.853" calcext:value-type="float">
            <text:p>634.853</text:p>
          </table:table-cell>
          <table:table-cell office:value-type="float" office:value="898.379" calcext:value-type="float">
            <text:p>898.379</text:p>
          </table:table-cell>
          <table:table-cell office:value-type="float" office:value="41.51" calcext:value-type="float">
            <text:p>41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p-list.c</text:p>
          </table:table-cell>
          <table:table-cell office:value-type="float" office:value="123" calcext:value-type="float">
            <text:p>123</text:p>
          </table:table-cell>
          <table:table-cell office:value-type="float" office:value="505.911" calcext:value-type="float">
            <text:p>505.911</text:p>
          </table:table-cell>
          <table:table-cell office:value-type="float" office:value="713.179" calcext:value-type="float">
            <text:p>713.179</text:p>
          </table:table-cell>
          <table:table-cell office:value-type="float" office:value="40.97" calcext:value-type="float">
            <text:p>40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link.c</text:p>
          </table:table-cell>
          <table:table-cell office:value-type="float" office:value="179" calcext:value-type="float">
            <text:p>179</text:p>
          </table:table-cell>
          <table:table-cell office:value-type="float" office:value="528.757" calcext:value-type="float">
            <text:p>528.757</text:p>
          </table:table-cell>
          <table:table-cell office:value-type="float" office:value="736.956" calcext:value-type="float">
            <text:p>736.956</text:p>
          </table:table-cell>
          <table:table-cell office:value-type="float" office:value="39.38" calcext:value-type="float">
            <text:p>3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time.c</text:p>
          </table:table-cell>
          <table:table-cell office:value-type="float" office:value="259" calcext:value-type="float">
            <text:p>259</text:p>
          </table:table-cell>
          <table:table-cell office:value-type="float" office:value="649.718" calcext:value-type="float">
            <text:p>649.718</text:p>
          </table:table-cell>
          <table:table-cell office:value-type="float" office:value="904.221" calcext:value-type="float">
            <text:p>904.221</text:p>
          </table:table-cell>
          <table:table-cell office:value-type="float" office:value="39.17" calcext:value-type="float">
            <text:p>39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.c</text:p>
          </table:table-cell>
          <table:table-cell office:value-type="float" office:value="279" calcext:value-type="float">
            <text:p>279</text:p>
          </table:table-cell>
          <table:table-cell office:value-type="float" office:value="713.408" calcext:value-type="float">
            <text:p>713.408</text:p>
          </table:table-cell>
          <table:table-cell office:value-type="float" office:value="988.976" calcext:value-type="float">
            <text:p>988.976</text:p>
          </table:table-cell>
          <table:table-cell office:value-type="float" office:value="38.63" calcext:value-type="float">
            <text:p>38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grp.c</text:p>
          </table:table-cell>
          <table:table-cell office:value-type="float" office:value="320" calcext:value-type="float">
            <text:p>320</text:p>
          </table:table-cell>
          <table:table-cell office:value-type="float" office:value="599.68" calcext:value-type="float">
            <text:p>599.68</text:p>
          </table:table-cell>
          <table:table-cell office:value-type="float" office:value="830.946" calcext:value-type="float">
            <text:p>830.946</text:p>
          </table:table-cell>
          <table:table-cell office:value-type="float" office:value="38.56" calcext:value-type="float">
            <text:p>38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wn.c</text:p>
          </table:table-cell>
          <table:table-cell office:value-type="float" office:value="332" calcext:value-type="float">
            <text:p>332</text:p>
          </table:table-cell>
          <table:table-cell office:value-type="float" office:value="593.059" calcext:value-type="float">
            <text:p>593.059</text:p>
          </table:table-cell>
          <table:table-cell office:value-type="float" office:value="821.425" calcext:value-type="float">
            <text:p>821.425</text:p>
          </table:table-cell>
          <table:table-cell office:value-type="float" office:value="38.51" calcext:value-type="float">
            <text:p>38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nt-scan.c</text:p>
          </table:table-cell>
          <table:table-cell office:value-type="float" office:value="228" calcext:value-type="float">
            <text:p>228</text:p>
          </table:table-cell>
          <table:table-cell office:value-type="float" office:value="553.515" calcext:value-type="float">
            <text:p>553.515</text:p>
          </table:table-cell>
          <table:table-cell office:value-type="float" office:value="759.976" calcext:value-type="float">
            <text:p>759.976</text:p>
          </table:table-cell>
          <table:table-cell office:value-type="float" office:value="37.3" calcext:value-type="float">
            <text:p>37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.c</text:p>
          </table:table-cell>
          <table:table-cell office:value-type="float" office:value="186" calcext:value-type="float">
            <text:p>186</text:p>
          </table:table-cell>
          <table:table-cell office:value-type="float" office:value="582.439" calcext:value-type="float">
            <text:p>582.439</text:p>
          </table:table-cell>
          <table:table-cell office:value-type="float" office:value="797.864" calcext:value-type="float">
            <text:p>797.864</text:p>
          </table:table-cell>
          <table:table-cell office:value-type="float" office:value="36.99" calcext:value-type="float">
            <text:p>3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ir.c</text:p>
          </table:table-cell>
          <table:table-cell office:value-type="float" office:value="297" calcext:value-type="float">
            <text:p>297</text:p>
          </table:table-cell>
          <table:table-cell office:value-type="float" office:value="599.545" calcext:value-type="float">
            <text:p>599.545</text:p>
          </table:table-cell>
          <table:table-cell office:value-type="float" office:value="819.462" calcext:value-type="float">
            <text:p>819.462</text:p>
          </table:table-cell>
          <table:table-cell office:value-type="float" office:value="36.68" calcext:value-type="float">
            <text:p>36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path.c</text:p>
          </table:table-cell>
          <table:table-cell office:value-type="float" office:value="134" calcext:value-type="float">
            <text:p>134</text:p>
          </table:table-cell>
          <table:table-cell office:value-type="float" office:value="506.485" calcext:value-type="float">
            <text:p>506.485</text:p>
          </table:table-cell>
          <table:table-cell office:value-type="float" office:value="690.677" calcext:value-type="float">
            <text:p>690.677</text:p>
          </table:table-cell>
          <table:table-cell office:value-type="float" office:value="36.37" calcext:value-type="float">
            <text:p>36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sum.c</text:p>
          </table:table-cell>
          <table:table-cell office:value-type="float" office:value="314" calcext:value-type="float">
            <text:p>314</text:p>
          </table:table-cell>
          <table:table-cell office:value-type="float" office:value="613.718" calcext:value-type="float">
            <text:p>613.718</text:p>
          </table:table-cell>
          <table:table-cell office:value-type="float" office:value="831.261" calcext:value-type="float">
            <text:p>831.261</text:p>
          </table:table-cell>
          <table:table-cell office:value-type="float" office:value="35.45" calcext:value-type="float">
            <text:p>35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hup.c</text:p>
          </table:table-cell>
          <table:table-cell office:value-type="float" office:value="228" calcext:value-type="float">
            <text:p>228</text:p>
          </table:table-cell>
          <table:table-cell office:value-type="float" office:value="553.522" calcext:value-type="float">
            <text:p>553.522</text:p>
          </table:table-cell>
          <table:table-cell office:value-type="float" office:value="744.461" calcext:value-type="float">
            <text:p>744.461</text:p>
          </table:table-cell>
          <table:table-cell office:value-type="float" office:value="34.5" calcext:value-type="float">
            <text:p>3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env.c</text:p>
          </table:table-cell>
          <table:table-cell office:value-type="float" office:value="155" calcext:value-type="float">
            <text:p>155</text:p>
          </table:table-cell>
          <table:table-cell office:value-type="float" office:value="528.709" calcext:value-type="float">
            <text:p>528.709</text:p>
          </table:table-cell>
          <table:table-cell office:value-type="float" office:value="705.96" calcext:value-type="float">
            <text:p>705.96</text:p>
          </table:table-cell>
          <table:table-cell office:value-type="float" office:value="33.53" calcext:value-type="float">
            <text:p>33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-prime-list.c</text:p>
          </table:table-cell>
          <table:table-cell office:value-type="float" office:value="231" calcext:value-type="float">
            <text:p>231</text:p>
          </table:table-cell>
          <table:table-cell office:value-type="float" office:value="453.178" calcext:value-type="float">
            <text:p>453.178</text:p>
          </table:table-cell>
          <table:table-cell office:value-type="float" office:value="604.763" calcext:value-type="float">
            <text:p>604.763</text:p>
          </table:table-cell>
          <table:table-cell office:value-type="float" office:value="33.45" calcext:value-type="float">
            <text:p>3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c.c</text:p>
          </table:table-cell>
          <table:table-cell office:value-type="float" office:value="238" calcext:value-type="float">
            <text:p>238</text:p>
          </table:table-cell>
          <table:table-cell office:value-type="float" office:value="562.86" calcext:value-type="float">
            <text:p>562.86</text:p>
          </table:table-cell>
          <table:table-cell office:value-type="float" office:value="741.859" calcext:value-type="float">
            <text:p>741.859</text:p>
          </table:table-cell>
          <table:table-cell office:value-type="float" office:value="31.8" calcext:value-type="float">
            <text:p>31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name.c</text:p>
          </table:table-cell>
          <table:table-cell office:value-type="float" office:value="191" calcext:value-type="float">
            <text:p>191</text:p>
          </table:table-cell>
          <table:table-cell office:value-type="float" office:value="562.122" calcext:value-type="float">
            <text:p>562.122</text:p>
          </table:table-cell>
          <table:table-cell office:value-type="float" office:value="738.329" calcext:value-type="float">
            <text:p>738.329</text:p>
          </table:table-cell>
          <table:table-cell office:value-type="float" office:value="31.35" calcext:value-type="float">
            <text:p>31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ce-link.c</text:p>
          </table:table-cell>
          <table:table-cell office:value-type="float" office:value="183" calcext:value-type="float">
            <text:p>183</text:p>
          </table:table-cell>
          <table:table-cell office:value-type="float" office:value="476.908" calcext:value-type="float">
            <text:p>476.908</text:p>
          </table:table-cell>
          <table:table-cell office:value-type="float" office:value="624.698" calcext:value-type="float">
            <text:p>624.698</text:p>
          </table:table-cell>
          <table:table-cell office:value-type="float" office:value="30.99" calcext:value-type="float">
            <text:p>3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e.c</text:p>
          </table:table-cell>
          <table:table-cell office:value-type="float" office:value="222" calcext:value-type="float">
            <text:p>222</text:p>
          </table:table-cell>
          <table:table-cell office:value-type="float" office:value="565.705" calcext:value-type="float">
            <text:p>565.705</text:p>
          </table:table-cell>
          <table:table-cell office:value-type="float" office:value="740.92" calcext:value-type="float">
            <text:p>740.92</text:p>
          </table:table-cell>
          <table:table-cell office:value-type="float" office:value="30.97" calcext:value-type="float">
            <text:p>30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ps.c</text:p>
          </table:table-cell>
          <table:table-cell office:value-type="float" office:value="146" calcext:value-type="float">
            <text:p>146</text:p>
          </table:table-cell>
          <table:table-cell office:value-type="float" office:value="539.93" calcext:value-type="float">
            <text:p>539.93</text:p>
          </table:table-cell>
          <table:table-cell office:value-type="float" office:value="700.019" calcext:value-type="float">
            <text:p>700.019</text:p>
          </table:table-cell>
          <table:table-cell office:value-type="float" office:value="29.65" calcext:value-type="float">
            <text:p>29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con.c</text:p>
          </table:table-cell>
          <table:table-cell office:value-type="float" office:value="265" calcext:value-type="float">
            <text:p>265</text:p>
          </table:table-cell>
          <table:table-cell office:value-type="float" office:value="563.311" calcext:value-type="float">
            <text:p>563.311</text:p>
          </table:table-cell>
          <table:table-cell office:value-type="float" office:value="728.567" calcext:value-type="float">
            <text:p>728.567</text:p>
          </table:table-cell>
          <table:table-cell office:value-type="float" office:value="29.34" calcext:value-type="float">
            <text:p>29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fifo.c</text:p>
          </table:table-cell>
          <table:table-cell office:value-type="float" office:value="183" calcext:value-type="float">
            <text:p>183</text:p>
          </table:table-cell>
          <table:table-cell office:value-type="float" office:value="545.129" calcext:value-type="float">
            <text:p>545.129</text:p>
          </table:table-cell>
          <table:table-cell office:value-type="float" office:value="704.09" calcext:value-type="float">
            <text:p>704.09</text:p>
          </table:table-cell>
          <table:table-cell office:value-type="float" office:value="29.16" calcext:value-type="float">
            <text:p>29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s.c</text:p>
          </table:table-cell>
          <table:table-cell office:value-type="float" office:value="129" calcext:value-type="float">
            <text:p>129</text:p>
          </table:table-cell>
          <table:table-cell office:value-type="float" office:value="555.514" calcext:value-type="float">
            <text:p>555.514</text:p>
          </table:table-cell>
          <table:table-cell office:value-type="float" office:value="713.937" calcext:value-type="float">
            <text:p>713.937</text:p>
          </table:table-cell>
          <table:table-cell office:value-type="float" office:value="28.52" calcext:value-type="float">
            <text:p>28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.c</text:p>
          </table:table-cell>
          <table:table-cell office:value-type="float" office:value="150" calcext:value-type="float">
            <text:p>150</text:p>
          </table:table-cell>
          <table:table-cell office:value-type="float" office:value="518.929" calcext:value-type="float">
            <text:p>518.929</text:p>
          </table:table-cell>
          <table:table-cell office:value-type="float" office:value="662.5" calcext:value-type="float">
            <text:p>662.5</text:p>
          </table:table-cell>
          <table:table-cell office:value-type="float" office:value="27.67" calcext:value-type="float">
            <text:p>27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s.c</text:p>
          </table:table-cell>
          <table:table-cell office:value-type="float" office:value="153" calcext:value-type="float">
            <text:p>153</text:p>
          </table:table-cell>
          <table:table-cell office:value-type="float" office:value="574.374" calcext:value-type="float">
            <text:p>574.374</text:p>
          </table:table-cell>
          <table:table-cell office:value-type="float" office:value="732.782" calcext:value-type="float">
            <text:p>732.782</text:p>
          </table:table-cell>
          <table:table-cell office:value-type="float" office:value="27.58" calcext:value-type="float">
            <text:p>27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nd2sig.c</text:p>
          </table:table-cell>
          <table:table-cell office:value-type="float" office:value="94" calcext:value-type="float">
            <text:p>94</text:p>
          </table:table-cell>
          <table:table-cell office:value-type="float" office:value="446.124" calcext:value-type="float">
            <text:p>446.124</text:p>
          </table:table-cell>
          <table:table-cell office:value-type="float" office:value="551.49" calcext:value-type="float">
            <text:p>551.49</text:p>
          </table:table-cell>
          <table:table-cell office:value-type="float" office:value="23.62" calcext:value-type="float">
            <text:p>23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.c</text:p>
          </table:table-cell>
          <table:table-cell office:value-type="float" office:value="1108" calcext:value-type="float">
            <text:p>1108</text:p>
          </table:table-cell>
          <table:table-cell office:value-type="float" office:value="1949.33" calcext:value-type="float">
            <text:p>1949.33</text:p>
          </table:table-cell>
          <table:table-cell office:value-type="float" office:value="2383.649" calcext:value-type="float">
            <text:p>2383.649</text:p>
          </table:table-cell>
          <table:table-cell office:value-type="float" office:value="22.28" calcext:value-type="float">
            <text:p>22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utils.c</text:p>
          </table:table-cell>
          <table:table-cell office:value-type="float" office:value="208" calcext:value-type="float">
            <text:p>208</text:p>
          </table:table-cell>
          <table:table-cell office:value-type="float" office:value="497.065" calcext:value-type="float">
            <text:p>497.065</text:p>
          </table:table-cell>
          <table:table-cell office:value-type="float" office:value="601.229" calcext:value-type="float">
            <text:p>601.229</text:p>
          </table:table-cell>
          <table:table-cell office:value-type="float" office:value="20.96" calcext:value-type="float">
            <text:p>2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-mount-point.c</text:p>
          </table:table-cell>
          <table:table-cell office:value-type="float" office:value="114" calcext:value-type="float">
            <text:p>114</text:p>
          </table:table-cell>
          <table:table-cell office:value-type="float" office:value="459.303" calcext:value-type="float">
            <text:p>459.303</text:p>
          </table:table-cell>
          <table:table-cell office:value-type="float" office:value="549.201" calcext:value-type="float">
            <text:p>549.201</text:p>
          </table:table-cell>
          <table:table-cell office:value-type="float" office:value="19.57" calcext:value-type="float">
            <text:p>19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name.c</text:p>
          </table:table-cell>
          <table:table-cell office:value-type="float" office:value="137" calcext:value-type="float">
            <text:p>137</text:p>
          </table:table-cell>
          <table:table-cell office:value-type="float" office:value="510.136" calcext:value-type="float">
            <text:p>510.136</text:p>
          </table:table-cell>
          <table:table-cell office:value-type="float" office:value="609.76" calcext:value-type="float">
            <text:p>609.76</text:p>
          </table:table-cell>
          <table:table-cell office:value-type="float" office:value="19.53" calcext:value-type="float">
            <text:p>19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name.c</text:p>
          </table:table-cell>
          <table:table-cell office:value-type="float" office:value="119" calcext:value-type="float">
            <text:p>119</text:p>
          </table:table-cell>
          <table:table-cell office:value-type="float" office:value="480.215" calcext:value-type="float">
            <text:p>480.215</text:p>
          </table:table-cell>
          <table:table-cell office:value-type="float" office:value="573.272" calcext:value-type="float">
            <text:p>573.272</text:p>
          </table:table-cell>
          <table:table-cell office:value-type="float" office:value="19.38" calcext:value-type="float">
            <text:p>1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y.c</text:p>
          </table:table-cell>
          <table:table-cell office:value-type="float" office:value="134" calcext:value-type="float">
            <text:p>134</text:p>
          </table:table-cell>
          <table:table-cell office:value-type="float" office:value="480.836" calcext:value-type="float">
            <text:p>480.836</text:p>
          </table:table-cell>
          <table:table-cell office:value-type="float" office:value="573.745" calcext:value-type="float">
            <text:p>573.745</text:p>
          </table:table-cell>
          <table:table-cell office:value-type="float" office:value="19.32" calcext:value-type="float">
            <text:p>1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.c</text:p>
          </table:table-cell>
          <table:table-cell office:value-type="float" office:value="2662" calcext:value-type="float">
            <text:p>2662</text:p>
          </table:table-cell>
          <table:table-cell office:value-type="float" office:value="3329.737" calcext:value-type="float">
            <text:p>3329.737</text:p>
          </table:table-cell>
          <table:table-cell office:value-type="float" office:value="3960.912" calcext:value-type="float">
            <text:p>3960.912</text:p>
          </table:table-cell>
          <table:table-cell office:value-type="float" office:value="18.96" calcext:value-type="float">
            <text:p>18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stdbuf.c</text:p>
          </table:table-cell>
          <table:table-cell office:value-type="float" office:value="147" calcext:value-type="float">
            <text:p>147</text:p>
          </table:table-cell>
          <table:table-cell office:value-type="float" office:value="434.607" calcext:value-type="float">
            <text:p>434.607</text:p>
          </table:table-cell>
          <table:table-cell office:value-type="float" office:value="515.165" calcext:value-type="float">
            <text:p>515.165</text:p>
          </table:table-cell>
          <table:table-cell office:value-type="float" office:value="18.54" calcext:value-type="float">
            <text:p>18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-hash.c</text:p>
          </table:table-cell>
          <table:table-cell office:value-type="float" office:value="165" calcext:value-type="float">
            <text:p>165</text:p>
          </table:table-cell>
          <table:table-cell office:value-type="float" office:value="449.645" calcext:value-type="float">
            <text:p>449.645</text:p>
          </table:table-cell>
          <table:table-cell office:value-type="float" office:value="531.823" calcext:value-type="float">
            <text:p>531.823</text:p>
          </table:table-cell>
          <table:table-cell office:value-type="float" office:value="18.28" calcext:value-type="float">
            <text:p>18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.c</text:p>
          </table:table-cell>
          <table:table-cell office:value-type="float" office:value="96" calcext:value-type="float">
            <text:p>96</text:p>
          </table:table-cell>
          <table:table-cell office:value-type="float" office:value="483.868" calcext:value-type="float">
            <text:p>483.868</text:p>
          </table:table-cell>
          <table:table-cell office:value-type="float" office:value="571.619" calcext:value-type="float">
            <text:p>571.619</text:p>
          </table:table-cell>
          <table:table-cell office:value-type="float" office:value="18.14" calcext:value-type="float">
            <text:p>18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roc.c</text:p>
          </table:table-cell>
          <table:table-cell office:value-type="float" office:value="130" calcext:value-type="float">
            <text:p>130</text:p>
          </table:table-cell>
          <table:table-cell office:value-type="float" office:value="482.368" calcext:value-type="float">
            <text:p>482.368</text:p>
          </table:table-cell>
          <table:table-cell office:value-type="float" office:value="566.576" calcext:value-type="float">
            <text:p>566.576</text:p>
          </table:table-cell>
          <table:table-cell office:value-type="float" office:value="17.46" calcext:value-type="float">
            <text:p>17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ami.c</text:p>
          </table:table-cell>
          <table:table-cell office:value-type="float" office:value="93" calcext:value-type="float">
            <text:p>93</text:p>
          </table:table-cell>
          <table:table-cell office:value-type="float" office:value="476.706" calcext:value-type="float">
            <text:p>476.706</text:p>
          </table:table-cell>
          <table:table-cell office:value-type="float" office:value="558.846" calcext:value-type="float">
            <text:p>558.846</text:p>
          </table:table-cell>
          <table:table-cell office:value-type="float" office:value="17.23" calcext:value-type="float">
            <text:p>17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ink.c</text:p>
          </table:table-cell>
          <table:table-cell office:value-type="float" office:value="91" calcext:value-type="float">
            <text:p>91</text:p>
          </table:table-cell>
          <table:table-cell office:value-type="float" office:value="474.682" calcext:value-type="float">
            <text:p>474.682</text:p>
          </table:table-cell>
          <table:table-cell office:value-type="float" office:value="550.845" calcext:value-type="float">
            <text:p>550.845</text:p>
          </table:table-cell>
          <table:table-cell office:value-type="float" office:value="16.05" calcext:value-type="float">
            <text:p>16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name.c</text:p>
          </table:table-cell>
          <table:table-cell office:value-type="float" office:value="85" calcext:value-type="float">
            <text:p>85</text:p>
          </table:table-cell>
          <table:table-cell office:value-type="float" office:value="469.302" calcext:value-type="float">
            <text:p>469.302</text:p>
          </table:table-cell>
          <table:table-cell office:value-type="float" office:value="536.841" calcext:value-type="float">
            <text:p>536.841</text:p>
          </table:table-cell>
          <table:table-cell office:value-type="float" office:value="14.39" calcext:value-type="float">
            <text:p>14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id.c</text:p>
          </table:table-cell>
          <table:table-cell office:value-type="float" office:value="89" calcext:value-type="float">
            <text:p>89</text:p>
          </table:table-cell>
          <table:table-cell office:value-type="float" office:value="462.173" calcext:value-type="float">
            <text:p>462.173</text:p>
          </table:table-cell>
          <table:table-cell office:value-type="float" office:value="523.317" calcext:value-type="float">
            <text:p>523.317</text:p>
          </table:table-cell>
          <table:table-cell office:value-type="float" office:value="13.23" calcext:value-type="float">
            <text:p>13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.c</text:p>
          </table:table-cell>
          <table:table-cell office:value-type="float" office:value="81" calcext:value-type="float">
            <text:p>81</text:p>
          </table:table-cell>
          <table:table-cell office:value-type="float" office:value="451.46" calcext:value-type="float">
            <text:p>451.46</text:p>
          </table:table-cell>
          <table:table-cell office:value-type="float" office:value="509.332" calcext:value-type="float">
            <text:p>509.332</text:p>
          </table:table-cell>
          <table:table-cell office:value-type="float" office:value="12.82" calcext:value-type="float">
            <text:p>12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.c</text:p>
          </table:table-cell>
          <table:table-cell office:value-type="float" office:value="3" calcext:value-type="float">
            <text:p>3</text:p>
          </table:table-cell>
          <table:table-cell office:value-type="float" office:value="460.141" calcext:value-type="float">
            <text:p>460.141</text:p>
          </table:table-cell>
          <table:table-cell office:value-type="float" office:value="518.228" calcext:value-type="float">
            <text:p>518.228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ittelwert</text:p>
          </table:table-cell>
          <table:table-cell table:formula="of:=AVERAGE([.B3:.B113])" office:value-type="float" office:value="712.405405405405" calcext:value-type="float">
            <text:p>712.405405405405</text:p>
          </table:table-cell>
          <table:table-cell table:formula="of:=AVERAGE([.C3:.C113])" office:value-type="float" office:value="1166.08086486486" calcext:value-type="float">
            <text:p>1166.08086486486</text:p>
          </table:table-cell>
          <table:table-cell table:formula="of:=AVERAGE([.D3:.D113])" office:value-type="float" office:value="1957.71911711712" calcext:value-type="float">
            <text:p>1957.71911711712</text:p>
          </table:table-cell>
          <table:table-cell table:formula="of:=AVERAGE([.E3:.E113])" office:value-type="float" office:value="52.6952252252252" calcext:value-type="float">
            <text:p>52.695225225225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3:Sheet1.E113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2T12:52:07.617702878</meta:creation-date>
    <dc:date>2021-07-22T21:28:31.165419382</dc:date>
    <meta:editing-duration>PT5H34M27S</meta:editing-duration>
    <meta:editing-cycles>6</meta:editing-cycles>
    <meta:generator>LibreOffice/6.0.7.3$Linux_X86_64 LibreOffice_project/00m0$Build-3</meta:generator>
    <meta:document-statistic meta:table-count="1" meta:cell-count="5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E3:Sheet1.E113" svg:x="0.32cm" svg:y="0.18cm" svg:width="12.508cm" svg:height="8.64cm">
          <chartooo:coordinate-region svg:x="1.127cm" svg:y="0.301cm" svg:width="11.701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113" chart:class="chart:line">
            <chart:data-point chart:repeated="1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.07">
                <text:p>112.07</text:p>
                <draw:g>
                  <svg:desc>Sheet1.E3:Sheet1.E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.06">
                <text:p>111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.11">
                <text:p>106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.28">
                <text:p>102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.12">
                <text:p>102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.65">
                <text:p>100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87">
                <text:p>99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.42">
                <text:p>92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.31">
                <text:p>91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.73">
                <text:p>88.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.84">
                <text:p>86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.42">
                <text:p>86.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.94">
                <text:p>85.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.34">
                <text:p>85.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3.97">
                <text:p>83.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.06">
                <text:p>81.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.69">
                <text:p>80.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83">
                <text:p>79.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.81">
                <text:p>79.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4.85">
                <text:p>74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.88">
                <text:p>73.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02">
                <text:p>73.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.16">
                <text:p>71.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.15">
                <text:p>71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.82">
                <text:p>70.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.88">
                <text:p>68.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7.34">
                <text:p>67.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.82">
                <text:p>66.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.57">
                <text:p>66.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.52">
                <text:p>66.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.42">
                <text:p>65.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2.91">
                <text:p>62.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.08">
                <text:p>62.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.87">
                <text:p>61.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.24">
                <text:p>60.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.33">
                <text:p>59.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.92">
                <text:p>58.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.55">
                <text:p>58.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.31">
                <text:p>58.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.98">
                <text:p>57.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.89">
                <text:p>56.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.03">
                <text:p>56.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.01">
                <text:p>56.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.92">
                <text:p>55.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.47">
                <text:p>55.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.33">
                <text:p>55.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.17">
                <text:p>55.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.72">
                <text:p>54.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.48">
                <text:p>53.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.32">
                <text:p>52.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.96">
                <text:p>51.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1.84">
                <text:p>51.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.15">
                <text:p>48.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.32">
                <text:p>47.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.84">
                <text:p>46.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.29">
                <text:p>44.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.49">
                <text:p>43.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.75">
                <text:p>42.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.85">
                <text:p>41.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.51">
                <text:p>41.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.97">
                <text:p>40.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.38">
                <text:p>39.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.56">
                <text:p>38.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.51">
                <text:p>38.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.99">
                <text:p>36.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.68">
                <text:p>36.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.37">
                <text:p>36.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.45">
                <text:p>35.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.53">
                <text:p>33.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.45">
                <text:p>33.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.99">
                <text:p>30.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.97">
                <text:p>30.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.65">
                <text:p>29.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.34">
                <text:p>29.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.16">
                <text:p>29.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.52">
                <text:p>28.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.67">
                <text:p>27.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.58">
                <text:p>27.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.62">
                <text:p>23.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.28">
                <text:p>22.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96">
                <text:p>20.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57">
                <text:p>19.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53">
                <text:p>19.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38">
                <text:p>19.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.96">
                <text:p>18.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.46">
                <text:p>17.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.23">
                <text:p>17.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.05">
                <text:p>16.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82">
                <text:p>12.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62">
                <text:p>12.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1cm" chart:symbol-height="0.1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B3:Sheet1.B113 Sheet1.E3:Sheet1.E113" svg:x="0.32cm" svg:y="0.18cm" svg:width="13.097cm" svg:height="8.64cm">
          <chartooo:coordinate-region svg:x="0.941cm" svg:y="0.379cm" svg:width="11.91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113" chart:class="chart:scatter">
            <chart:domain table:cell-range-address="Sheet1.B3:Sheet1.B113"/>
            <chart:data-point chart:repeated="51"/>
            <chart:data-point chart:style-name="ch7"/>
            <chart:data-point chart:repeated="48"/>
            <chart:data-point chart:style-name="ch7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01">
                <text:p>5301</text:p>
                <draw:g>
                  <svg:desc>Sheet1.B3:Sheet1.B113</svg:desc>
                </draw:g>
              </table:table-cell>
              <table:table-cell office:value-type="float" office:value="112.07">
                <text:p>112.07</text:p>
                <draw:g>
                  <svg:desc>Sheet1.E3:Sheet1.E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48">
                <text:p>2848</text:p>
              </table:table-cell>
              <table:table-cell office:value-type="float" office:value="111.06">
                <text:p>111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64">
                <text:p>1664</text:p>
              </table:table-cell>
              <table:table-cell office:value-type="float" office:value="106.11">
                <text:p>106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94">
                <text:p>1794</text:p>
              </table:table-cell>
              <table:table-cell office:value-type="float" office:value="102.28">
                <text:p>102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0">
                <text:p>1030</text:p>
              </table:table-cell>
              <table:table-cell office:value-type="float" office:value="102.12">
                <text:p>102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86">
                <text:p>2486</text:p>
              </table:table-cell>
              <table:table-cell office:value-type="float" office:value="100.65">
                <text:p>100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2">
                <text:p>1982</text:p>
              </table:table-cell>
              <table:table-cell office:value-type="float" office:value="99.87">
                <text:p>99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3">
                <text:p>1223</text:p>
              </table:table-cell>
              <table:table-cell office:value-type="float" office:value="92.42">
                <text:p>92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0">
                <text:p>1200</text:p>
              </table:table-cell>
              <table:table-cell office:value-type="float" office:value="91.31">
                <text:p>91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80">
                <text:p>4780</text:p>
              </table:table-cell>
              <table:table-cell office:value-type="float" office:value="88.73">
                <text:p>88.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68">
                <text:p>1668</text:p>
              </table:table-cell>
              <table:table-cell office:value-type="float" office:value="86.84">
                <text:p>86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36">
                <text:p>2336</text:p>
              </table:table-cell>
              <table:table-cell office:value-type="float" office:value="86.42">
                <text:p>86.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7">
                <text:p>1527</text:p>
              </table:table-cell>
              <table:table-cell office:value-type="float" office:value="85.94">
                <text:p>85.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9">
                <text:p>859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6">
                <text:p>716</text:p>
              </table:table-cell>
              <table:table-cell office:value-type="float" office:value="85.34">
                <text:p>85.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1">
                <text:p>531</text:p>
              </table:table-cell>
              <table:table-cell office:value-type="float" office:value="83.97">
                <text:p>83.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49">
                <text:p>2149</text:p>
              </table:table-cell>
              <table:table-cell office:value-type="float" office:value="81.06">
                <text:p>81.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52">
                <text:p>1652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7">
                <text:p>2507</text:p>
              </table:table-cell>
              <table:table-cell office:value-type="float" office:value="80.69">
                <text:p>80.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9">
                <text:p>1909</text:p>
              </table:table-cell>
              <table:table-cell office:value-type="float" office:value="79.83">
                <text:p>79.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0">
                <text:p>1060</text:p>
              </table:table-cell>
              <table:table-cell office:value-type="float" office:value="79.81">
                <text:p>79.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3">
                <text:p>273</text:p>
              </table:table-cell>
              <table:table-cell office:value-type="float" office:value="74.85">
                <text:p>74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9">
                <text:p>619</text:p>
              </table:table-cell>
              <table:table-cell office:value-type="float" office:value="73.88">
                <text:p>73.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13">
                <text:p>1313</text:p>
              </table:table-cell>
              <table:table-cell office:value-type="float" office:value="73.02">
                <text:p>73.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6">
                <text:p>676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7">
                <text:p>707</text:p>
              </table:table-cell>
              <table:table-cell office:value-type="float" office:value="71.16">
                <text:p>71.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40">
                <text:p>1140</text:p>
              </table:table-cell>
              <table:table-cell office:value-type="float" office:value="71.15">
                <text:p>71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6">
                <text:p>556</text:p>
              </table:table-cell>
              <table:table-cell office:value-type="float" office:value="70.82">
                <text:p>70.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7">
                <text:p>587</text:p>
              </table:table-cell>
              <table:table-cell office:value-type="float" office:value="68.88">
                <text:p>68.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1">
                <text:p>321</text:p>
              </table:table-cell>
              <table:table-cell office:value-type="float" office:value="67.34">
                <text:p>67.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1">
                <text:p>431</text:p>
              </table:table-cell>
              <table:table-cell office:value-type="float" office:value="66.82">
                <text:p>66.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8">
                <text:p>768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1">
                <text:p>401</text:p>
              </table:table-cell>
              <table:table-cell office:value-type="float" office:value="66.57">
                <text:p>66.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3">
                <text:p>603</text:p>
              </table:table-cell>
              <table:table-cell office:value-type="float" office:value="66.52">
                <text:p>66.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36">
                <text:p>836</text:p>
              </table:table-cell>
              <table:table-cell office:value-type="float" office:value="65.42">
                <text:p>65.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0">
                <text:p>610</text:p>
              </table:table-cell>
              <table:table-cell office:value-type="float" office:value="62.91">
                <text:p>62.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8">
                <text:p>588</text:p>
              </table:table-cell>
              <table:table-cell office:value-type="float" office:value="62.08">
                <text:p>62.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9">
                <text:p>279</text:p>
              </table:table-cell>
              <table:table-cell office:value-type="float" office:value="61.87">
                <text:p>61.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0">
                <text:p>510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7">
                <text:p>377</text:p>
              </table:table-cell>
              <table:table-cell office:value-type="float" office:value="60.24">
                <text:p>60.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6">
                <text:p>596</text:p>
              </table:table-cell>
              <table:table-cell office:value-type="float" office:value="59.33">
                <text:p>59.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3">
                <text:p>173</text:p>
              </table:table-cell>
              <table:table-cell office:value-type="float" office:value="58.92">
                <text:p>58.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14">
                <text:p>714</text:p>
              </table:table-cell>
              <table:table-cell office:value-type="float" office:value="58.55">
                <text:p>58.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0">
                <text:p>500</text:p>
              </table:table-cell>
              <table:table-cell office:value-type="float" office:value="58.31">
                <text:p>58.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">
                <text:p>441</text:p>
              </table:table-cell>
              <table:table-cell office:value-type="float" office:value="57.98">
                <text:p>57.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9">
                <text:p>439</text:p>
              </table:table-cell>
              <table:table-cell office:value-type="float" office:value="56.89">
                <text:p>56.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95">
                <text:p>1095</text:p>
              </table:table-cell>
              <table:table-cell office:value-type="float" office:value="56.03">
                <text:p>56.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1">
                <text:p>571</text:p>
              </table:table-cell>
              <table:table-cell office:value-type="float" office:value="56.01">
                <text:p>56.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9">
                <text:p>569</text:p>
              </table:table-cell>
              <table:table-cell office:value-type="float" office:value="55.92">
                <text:p>55.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0">
                <text:p>400</text:p>
              </table:table-cell>
              <table:table-cell office:value-type="float" office:value="55.47">
                <text:p>55.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4">
                <text:p>394</text:p>
              </table:table-cell>
              <table:table-cell office:value-type="float" office:value="55.33">
                <text:p>55.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55.17">
                <text:p>55.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1">
                <text:p>611</text:p>
              </table:table-cell>
              <table:table-cell office:value-type="float" office:value="54.72">
                <text:p>54.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86">
                <text:p>886</text:p>
              </table:table-cell>
              <table:table-cell office:value-type="float" office:value="53.48">
                <text:p>53.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9">
                <text:p>549</text:p>
              </table:table-cell>
              <table:table-cell office:value-type="float" office:value="52.32">
                <text:p>52.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1">
                <text:p>351</text:p>
              </table:table-cell>
              <table:table-cell office:value-type="float" office:value="51.96">
                <text:p>51.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5">
                <text:p>395</text:p>
              </table:table-cell>
              <table:table-cell office:value-type="float" office:value="51.84">
                <text:p>51.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4">
                <text:p>274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4">
                <text:p>60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0">
                <text:p>310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7">
                <text:p>327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5">
                <text:p>315</text:p>
              </table:table-cell>
              <table:table-cell office:value-type="float" office:value="48.15">
                <text:p>48.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4">
                <text:p>494</text:p>
              </table:table-cell>
              <table:table-cell office:value-type="float" office:value="47.32">
                <text:p>47.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20">
                <text:p>3020</text:p>
              </table:table-cell>
              <table:table-cell office:value-type="float" office:value="46.84">
                <text:p>46.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8">
                <text:p>358</text:p>
              </table:table-cell>
              <table:table-cell office:value-type="float" office:value="44.29">
                <text:p>44.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2">
                <text:p>252</text:p>
              </table:table-cell>
              <table:table-cell office:value-type="float" office:value="43.49">
                <text:p>43.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3">
                <text:p>423</text:p>
              </table:table-cell>
              <table:table-cell office:value-type="float" office:value="42.75">
                <text:p>42.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9">
                <text:p>239</text:p>
              </table:table-cell>
              <table:table-cell office:value-type="float" office:value="41.85">
                <text:p>41.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6">
                <text:p>276</text:p>
              </table:table-cell>
              <table:table-cell office:value-type="float" office:value="41.51">
                <text:p>41.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3">
                <text:p>123</text:p>
              </table:table-cell>
              <table:table-cell office:value-type="float" office:value="40.97">
                <text:p>40.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9">
                <text:p>179</text:p>
              </table:table-cell>
              <table:table-cell office:value-type="float" office:value="39.38">
                <text:p>39.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9">
                <text:p>259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9">
                <text:p>279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0">
                <text:p>320</text:p>
              </table:table-cell>
              <table:table-cell office:value-type="float" office:value="38.56">
                <text:p>38.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2">
                <text:p>332</text:p>
              </table:table-cell>
              <table:table-cell office:value-type="float" office:value="38.51">
                <text:p>38.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">
                <text:p>228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6">
                <text:p>186</text:p>
              </table:table-cell>
              <table:table-cell office:value-type="float" office:value="36.99">
                <text:p>36.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7">
                <text:p>297</text:p>
              </table:table-cell>
              <table:table-cell office:value-type="float" office:value="36.68">
                <text:p>36.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4">
                <text:p>134</text:p>
              </table:table-cell>
              <table:table-cell office:value-type="float" office:value="36.37">
                <text:p>36.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4">
                <text:p>314</text:p>
              </table:table-cell>
              <table:table-cell office:value-type="float" office:value="35.45">
                <text:p>35.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8">
                <text:p>228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5">
                <text:p>155</text:p>
              </table:table-cell>
              <table:table-cell office:value-type="float" office:value="33.53">
                <text:p>33.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1">
                <text:p>231</text:p>
              </table:table-cell>
              <table:table-cell office:value-type="float" office:value="33.45">
                <text:p>33.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8">
                <text:p>238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1">
                <text:p>191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3">
                <text:p>183</text:p>
              </table:table-cell>
              <table:table-cell office:value-type="float" office:value="30.99">
                <text:p>30.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2">
                <text:p>222</text:p>
              </table:table-cell>
              <table:table-cell office:value-type="float" office:value="30.97">
                <text:p>30.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6">
                <text:p>146</text:p>
              </table:table-cell>
              <table:table-cell office:value-type="float" office:value="29.65">
                <text:p>29.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5">
                <text:p>265</text:p>
              </table:table-cell>
              <table:table-cell office:value-type="float" office:value="29.34">
                <text:p>29.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3">
                <text:p>183</text:p>
              </table:table-cell>
              <table:table-cell office:value-type="float" office:value="29.16">
                <text:p>29.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9">
                <text:p>129</text:p>
              </table:table-cell>
              <table:table-cell office:value-type="float" office:value="28.52">
                <text:p>28.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0">
                <text:p>150</text:p>
              </table:table-cell>
              <table:table-cell office:value-type="float" office:value="27.67">
                <text:p>27.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3">
                <text:p>153</text:p>
              </table:table-cell>
              <table:table-cell office:value-type="float" office:value="27.58">
                <text:p>27.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3.62">
                <text:p>23.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8">
                <text:p>1108</text:p>
              </table:table-cell>
              <table:table-cell office:value-type="float" office:value="22.28">
                <text:p>22.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8">
                <text:p>208</text:p>
              </table:table-cell>
              <table:table-cell office:value-type="float" office:value="20.96">
                <text:p>20.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4">
                <text:p>114</text:p>
              </table:table-cell>
              <table:table-cell office:value-type="float" office:value="19.57">
                <text:p>19.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7">
                <text:p>137</text:p>
              </table:table-cell>
              <table:table-cell office:value-type="float" office:value="19.53">
                <text:p>19.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9">
                <text:p>119</text:p>
              </table:table-cell>
              <table:table-cell office:value-type="float" office:value="19.38">
                <text:p>19.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4">
                <text:p>134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62">
                <text:p>2662</text:p>
              </table:table-cell>
              <table:table-cell office:value-type="float" office:value="18.96">
                <text:p>18.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7">
                <text:p>147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5">
                <text:p>165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6">
                <text:p>96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0">
                <text:p>130</text:p>
              </table:table-cell>
              <table:table-cell office:value-type="float" office:value="17.46">
                <text:p>17.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3">
                <text:p>93</text:p>
              </table:table-cell>
              <table:table-cell office:value-type="float" office:value="17.23">
                <text:p>17.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1">
                <text:p>91</text:p>
              </table:table-cell>
              <table:table-cell office:value-type="float" office:value="16.05">
                <text:p>16.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5">
                <text:p>85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9">
                <text:p>89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1">
                <text:p>81</text:p>
              </table:table-cell>
              <table:table-cell office:value-type="float" office:value="12.82">
                <text:p>12.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12.62">
                <text:p>12.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